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ybridContextLoader.getResource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bridContextLoader.validateMergedContextConfiguration( MergedContextConfiguration merge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ybridContextLoader.loadBeanDefinitions( GenericApplicationContext context , MergedContextConfiguration merge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ybridContextLoader.processContextConfiguration( ContextConfigurationAttributes config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ybridContextLoader.createBeanDefinitionReader( Generic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